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f1e74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9f34a" officeooo:paragraph-rsid="00088ef7"/>
    </style:style>
    <style:style style:name="P8" style:family="paragraph" style:parent-style-name="Standard">
      <style:paragraph-properties style:snap-to-layout-grid="false"/>
      <style:text-properties officeooo:rsid="000e0dfc" officeooo:paragraph-rsid="000e5e0b"/>
    </style:style>
    <style:style style:name="P9" style:family="paragraph" style:parent-style-name="Standard">
      <style:paragraph-properties style:snap-to-layout-grid="false"/>
      <style:text-properties fo:font-weight="normal" officeooo:rsid="000db5c6" officeooo:paragraph-rsid="000e5e0b" style:font-weight-asian="normal" style:font-weight-complex="normal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0f1e74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officeooo:rsid="000db5c6" officeooo:paragraph-rsid="000db5c6"/>
    </style:style>
    <style:style style:name="P12" style:family="paragraph" style:parent-style-name="Standard">
      <style:paragraph-properties style:snap-to-layout-grid="false"/>
      <style:text-properties officeooo:rsid="000db5c6" officeooo:paragraph-rsid="000f1e74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db5c6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Standard" style:master-page-name="Standard">
      <style:paragraph-properties style:page-number="auto"/>
      <style:text-properties style:font-name="Book Antiqua"/>
    </style:style>
    <style:style style:name="P18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officeooo:rsid="000e5e0b" officeooo:paragraph-rsid="000e5e0b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e5e0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e5e0b" style:font-weight-asian="normal" style:font-weight-complex="normal"/>
    </style:style>
    <style:style style:name="T4" style:family="text">
      <style:text-properties fo:font-weight="normal" officeooo:rsid="000f1e74" style:font-weight-asian="normal" style:font-weight-complex="normal"/>
    </style:style>
    <style:style style:name="T5" style:family="text">
      <style:text-properties fo:font-weight="normal" officeooo:rsid="0011ec6a" style:font-weight-asian="normal" style:font-weight-complex="normal"/>
    </style:style>
    <style:style style:name="T6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7" style:family="text">
      <style:text-properties style:use-window-font-color="true" style:font-name="Times New Roman" officeooo:rsid="000e5e0b" style:font-name-asian="Times New Roman" style:font-name-complex="Times New Roman"/>
    </style:style>
    <style:style style:name="T8" style:family="text">
      <style:text-properties style:use-window-font-color="true" style:font-name="Times New Roman" officeooo:rsid="000f1e74" style:font-name-asian="Times New Roman" style:font-name-complex="Times New Roman"/>
    </style:style>
    <style:style style:name="T9" style:family="text">
      <style:text-properties style:use-window-font-color="true" style:font-name="Times New Roman" officeooo:rsid="001102d9" style:font-name-asian="Times New Roman" style:font-name-complex="Times New Roman"/>
    </style:style>
    <style:style style:name="T10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2" style:family="text">
      <style:text-properties style:use-window-font-color="true" style:font-name="Times New Roman" officeooo:rsid="00088ef7"/>
    </style:style>
    <style:style style:name="T13" style:family="text">
      <style:text-properties style:use-window-font-color="true" style:font-name="Times New Roman" officeooo:rsid="000f1e74"/>
    </style:style>
    <style:style style:name="T14" style:family="text">
      <style:text-properties officeooo:rsid="000e5e0b"/>
    </style:style>
    <style:style style:name="T15" style:family="text">
      <style:text-properties officeooo:rsid="000f1e74"/>
    </style:style>
    <style:style style:name="T16" style:family="text">
      <style:text-properties officeooo:rsid="00143870"/>
    </style:style>
    <style:style style:name="T17" style:family="text">
      <style:text-properties officeooo:rsid="0011ec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3">Eliminar</text:span><text:span text:style-name="T2"> </text:span><text:span text:style-name="T5">M</text:span><text:span text:style-name="T4">iembro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7">CU.G.01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2">Administrador de</text:span></text:span><text:span text:style-name="UC_5f_NormalAzul_20_Car"><text:span text:style-name="T13">l proyecto</text:span></text:span><text:span text:style-name="UC_5f_NormalAzul_20_Car"><text:span text:style-name="T12">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10">Objetivo:</text:span></text:span><text:span text:style-name="UC_5f_NormalAzul_20_Car"><text:span text:style-name="T6"> </text:span></text:span><text:span text:style-name="UC_5f_NormalAzul_20_Car"><text:span text:style-name="T7">Eliminar </text:span></text:span><text:span text:style-name="UC_5f_NormalAzul_20_Car"><text:span text:style-name="T8">miembros </text:span></text:span><text:span text:style-name="UC_5f_NormalAzul_20_Car"><text:span text:style-name="T7">del </text:span></text:span><text:span text:style-name="UC_5f_NormalAzul_20_Car"><text:span text:style-name="T8">comité</text:span></text:span><text:span text:style-name="UC_5f_NormalAzul_20_Car"><text:span text:style-name="T7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UC_5f_NormalAzul_20_Car"><text:span text:style-name="T10">Pre-</text:span></text:span><text:span text:style-name="UC_5f_NormalAzul_20_Car"><text:span text:style-name="T11">C</text:span></text:span><text:span text:style-name="UC_5f_NormalAzul_20_Car"><text:span text:style-name="T10">ondiciones:</text:span></text:span><text:span text:style-name="UC_5f_NormalAzul_20_Car"><text:span text:style-name="T6"> </text:span></text:span><text:span text:style-name="UC_5f_NormalAzul_20_Car"><text:span text:style-name="T9">El actor debe estar logueado como Administrador del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5">Se eliminan usuarios del comité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2" office:value-type="string">
            <text:p text:style-name="P8">1.<text:span text:style-name="T14">S</text:span>elecciona <text:span text:style-name="T17">opción</text:span> <text:span text:style-name="T14">Eliminar miembro.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1.4">
          <table:table-cell table:style-name="Table1.A2" office:value-type="string">
            <text:p text:style-name="P14"/>
          </table:table-cell>
          <table:table-cell table:style-name="Table1.A1" office:value-type="string">
            <text:p text:style-name="P12">2. Despliega formulario que permite <text:span text:style-name="T16">seleccionar a</text:span> <text:span text:style-name="T16">los <text:s/>miembros </text:span>del <text:span text:style-name="T16">comité para eliminarlos</text:span>.</text:p>
          </table:table-cell>
        </table:table-row>
        <table:table-row table:style-name="Table1.4">
          <table:table-cell table:style-name="Table1.A5" office:value-type="string">
            <text:p text:style-name="P15">3. <text:span text:style-name="T16">Selecciona los nuevos miembros</text:span>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p text:style-name="P11"><text:span text:style-name="T16">4</text:span>. Valida los datos.</text:p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p text:style-name="P11"><text:span text:style-name="T16">5</text:span>. Pide <text:span text:style-name="T17">confirmación.</text:span></text:p>
          </table:table-cell>
        </table:table-row>
        <table:table-row table:style-name="Table1.4">
          <table:table-cell table:style-name="Table1.A5" office:value-type="string">
            <text:p text:style-name="P15"><text:span text:style-name="T16">7</text:span>. Confirma la operación.</text:p>
          </table:table-cell>
          <table:table-cell table:style-name="Table1.B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p text:style-name="P11"><text:span text:style-name="T16">8</text:span>. 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6389679235251421342" text:style-name="WW8Num8">
              <text:list-item>
                <text:p text:style-name="P18">Cancelar.</text:p>
                <text:p text:style-name="P19">En el paso <text:span text:style-name="T15">7</text:span>, se selecciona la <text:span text:style-name="T17">opción</text:span> Cancelar, se vuelve a <text:span text:style-name="T15">administrar comité</text:span>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16">4</text:span>. <text:span text:style-name="T16">Si la cantidad de miembros resulta ser par, se despliega un mensaje de advertencia indicando que el comité debe estar conformado por un numero impar de usuarios, se retorna</text:span> al paso 3.</text:p>
            <text:p text:style-name="P9"><text:span text:style-name="T15">8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4">Administrar comité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7">RF256, RF257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3</meta:editing-cycles>
    <meta:editing-duration>PT33M56S</meta:editing-duration>
    <dc:date>2014-03-16T22:27:48.407148461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8" meta:word-count="184" meta:character-count="1212" meta:non-whitespace-character-count="1052"/>
  </office:meta>
</office:document-meta>
</file>